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, 'Source Sans Pro', Helvetica, Arial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486c5" officeooo:paragraph-rsid="001486c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 fo:orphans="2" fo:widows="2"/>
      <style:text-properties style:font-name="Liberation Sans" fo:font-size="12pt" fo:font-weight="normal" officeooo:rsid="00a419cb" officeooo:paragraph-rsid="00a419c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 fo:orphans="2" fo:widows="2"/>
      <style:text-properties style:font-name="Liberation Sans" fo:font-size="12pt" fo:font-weight="normal" officeooo:rsid="00b0c788" officeooo:paragraph-rsid="00b0c78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orphans="2" fo:widows="2"/>
      <style:text-properties style:font-name="Liberation Sans" fo:font-size="12pt" fo:font-weight="normal" officeooo:rsid="00b5d84d" officeooo:paragraph-rsid="00b5d84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 fo:orphans="2" fo:widows="2"/>
      <style:text-properties style:font-name="Liberation Sans" fo:font-size="12pt" fo:font-weight="normal" officeooo:rsid="00b7f762" officeooo:paragraph-rsid="00b7f76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 fo:orphans="2" fo:widows="2"/>
      <style:text-properties style:font-name="Liberation Sans" fo:font-size="12pt" fo:font-weight="normal" officeooo:rsid="00ba1bd2" officeooo:paragraph-rsid="00ba1bd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 fo:orphans="2" fo:widows="2"/>
      <style:text-properties style:font-name="Liberation Sans" fo:font-size="12pt" fo:font-weight="normal" officeooo:rsid="00be4c25" officeooo:paragraph-rsid="00be4c2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 fo:orphans="2" fo:widows="2"/>
      <style:text-properties style:font-name="Liberation Sans" fo:font-size="12pt" fo:font-weight="normal" officeooo:rsid="00be8544" officeooo:paragraph-rsid="00be854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 fo:orphans="2" fo:widows="2"/>
      <style:text-properties style:font-name="Liberation Sans" fo:font-size="12pt" fo:font-weight="normal" officeooo:rsid="00c10fc8" officeooo:paragraph-rsid="00c10fc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 fo:orphans="2" fo:widows="2"/>
      <style:text-properties style:font-name="Liberation Sans" fo:font-size="12pt" fo:font-weight="normal" officeooo:rsid="00c56971" officeooo:paragraph-rsid="00c5697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 fo:orphans="2" fo:widows="2"/>
      <style:text-properties style:font-name="Liberation Sans" fo:font-size="12pt" fo:font-weight="normal" officeooo:rsid="00c88a44" officeooo:paragraph-rsid="00c88a4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fo:font-weight="bold" officeooo:rsid="001471cd" officeooo:paragraph-rsid="001471c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471cd" officeooo:paragraph-rsid="001471c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 fo:orphans="2" fo:widows="2"/>
      <style:text-properties style:font-name="Liberation Sans" fo:font-size="12pt" fo:font-style="normal" fo:font-weight="normal" officeooo:rsid="00cfafbc" officeooo:paragraph-rsid="00cfafb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 fo:orphans="2" fo:widows="2"/>
      <style:text-properties style:font-name="Liberation Sans" fo:font-size="12pt" fo:font-style="normal" fo:font-weight="bold" officeooo:rsid="00b49f75" officeooo:paragraph-rsid="00b49f75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 fo:orphans="2" fo:widows="2"/>
      <style:text-properties style:font-name="Liberation Sans" fo:font-size="12pt" fo:font-style="italic" fo:font-weight="normal" officeooo:rsid="00be8544" officeooo:paragraph-rsid="00be8544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 fo:orphans="2" fo:widows="2"/>
      <style:text-properties style:font-name="Liberation Sans" fo:font-size="12pt" fo:font-style="italic" fo:font-weight="normal" officeooo:rsid="00c10fc8" officeooo:paragraph-rsid="00c10fc8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 fo:orphans="2" fo:widows="2"/>
      <style:text-properties style:font-name="Liberation Sans" fo:font-size="12pt" fo:font-style="italic" fo:font-weight="normal" officeooo:rsid="00c695c3" officeooo:paragraph-rsid="00c56971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 fo:orphans="2" fo:widows="2"/>
      <style:text-properties style:font-name="Liberation Sans" fo:font-size="12pt" fo:font-style="italic" fo:font-weight="normal" officeooo:rsid="00cba9b1" officeooo:paragraph-rsid="00c88a44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justify" style:justify-single-word="false" fo:orphans="2" fo:widows="2"/>
      <style:text-properties officeooo:paragraph-rsid="00a419cb"/>
    </style:style>
    <style:style style:name="P21" style:family="paragraph" style:parent-style-name="Standard">
      <style:paragraph-properties fo:text-align="justify" style:justify-single-word="false" fo:orphans="2" fo:widows="2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a419cb" officeooo:paragraph-rsid="00a419cb" style:font-size-asian="12pt" style:font-style-asian="normal" style:font-weight-asian="bold" style:font-size-complex="12pt" style:font-weight-complex="normal" style:text-emphasize="none"/>
    </style:style>
    <style:style style:name="P22" style:family="paragraph" style:parent-style-name="Standard">
      <style:paragraph-properties fo:text-align="justify" style:justify-single-word="false" fo:orphans="2" fo:widows="2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b0c788" officeooo:paragraph-rsid="00b0c788" style:font-size-asian="12pt" style:font-style-asian="normal" style:font-weight-asian="bold" style:font-size-complex="12pt" style:font-weight-complex="normal" style:text-emphasize="none"/>
    </style:style>
    <style:style style:name="P23" style:family="paragraph" style:parent-style-name="Standard">
      <style:paragraph-properties fo:text-align="justify" style:justify-single-word="false" fo:orphans="2" fo:widows="2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b49f75" officeooo:paragraph-rsid="00b49f75" style:font-size-asian="12pt" style:font-style-asian="normal" style:font-weight-asian="bold" style:font-size-complex="12pt" style:font-style-complex="normal" style:font-weight-complex="bold" style:text-emphasize="none"/>
    </style:style>
    <style:style style:name="P24" style:family="paragraph" style:parent-style-name="Standard">
      <style:paragraph-properties fo:text-align="justify" style:justify-single-word="false" fo:orphans="2" fo:widows="2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paragraph-rsid="00a419cb" style:font-size-asian="12pt" style:font-style-asian="normal" style:font-weight-asian="bold" style:text-emphasize="none"/>
    </style:style>
    <style:style style:name="P25" style:family="paragraph" style:parent-style-name="Standard">
      <style:paragraph-properties fo:text-align="justify" style:justify-single-word="false" fo:orphans="2" fo:widows="2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a419cb" style:font-size-asian="12pt" style:font-style-asian="normal" style:font-weight-asian="normal" style:text-emphasize="none"/>
    </style:style>
    <style:style style:name="P26" style:family="paragraph" style:parent-style-name="Standard">
      <style:paragraph-properties fo:text-align="justify" style:justify-single-word="false" fo:orphans="2" fo:widows="2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b49f75" officeooo:paragraph-rsid="00b49f75" style:font-size-asian="12pt" style:font-style-asian="normal" style:font-weight-asian="normal" style:font-size-complex="12pt" style:font-style-complex="normal" style:font-weight-complex="normal" style:text-emphasize="none"/>
    </style:style>
    <style:style style:name="P27" style:family="paragraph" style:parent-style-name="Standard">
      <style:paragraph-properties fo:text-align="justify" style:justify-single-word="false" fo:orphans="2" fo:widows="2"/>
      <style:text-properties style:text-outline="false" style:text-line-through-style="none" style:text-line-through-type="none" style:font-name="Liberation Sans1" fo:font-size="12pt" fo:font-style="italic" fo:text-shadow="none" style:text-underline-style="none" fo:font-weight="normal" officeooo:rsid="00b0c788" officeooo:paragraph-rsid="00b0c788" style:font-size-asian="12pt" style:font-style-asian="italic" style:font-weight-asian="normal" style:font-size-complex="12pt" style:font-style-complex="italic" style:font-weight-complex="normal" style:text-emphasize="none"/>
    </style:style>
    <style:style style:name="P28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3c5fee" officeooo:paragraph-rsid="003c5fee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3c5fee" officeooo:paragraph-rsid="003e3367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3e3367" officeooo:paragraph-rsid="003e3367" style:font-size-asian="12pt" style:font-weight-asian="normal" style:font-size-complex="12pt" style:font-weight-complex="normal"/>
    </style:style>
    <style:style style:name="P31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42378b" officeooo:paragraph-rsid="0042378b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42378b" officeooo:paragraph-rsid="0042efd7" style:font-size-asian="12pt" style:font-weight-asian="normal" style:font-size-complex="12pt" style:font-weight-complex="normal"/>
    </style:style>
    <style:style style:name="P33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46c28f" officeooo:paragraph-rsid="0042378b" style:font-size-asian="12pt" style:font-weight-asian="normal" style:font-size-complex="12pt" style:font-weight-complex="normal"/>
    </style:style>
    <style:style style:name="P34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4d6ac0" officeooo:paragraph-rsid="004e8513" style:font-size-asian="12pt" style:font-weight-asian="normal" style:font-size-complex="12pt" style:font-weight-complex="normal"/>
    </style:style>
    <style:style style:name="P35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4d6ac0" officeooo:paragraph-rsid="00794a83" style:font-size-asian="12pt" style:font-weight-asian="normal" style:font-size-complex="12pt" style:font-weight-complex="normal"/>
    </style:style>
    <style:style style:name="P36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4d6ac0" officeooo:paragraph-rsid="005b4235" style:font-size-asian="12pt" style:font-weight-asian="normal" style:font-size-complex="12pt" style:font-weight-complex="normal"/>
    </style:style>
    <style:style style:name="P37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5971a6" officeooo:paragraph-rsid="005971a6" style:font-size-asian="12pt" style:font-weight-asian="normal" style:font-size-complex="12pt" style:font-weight-complex="normal"/>
    </style:style>
    <style:style style:name="P38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5b4235" officeooo:paragraph-rsid="005b4235" style:font-size-asian="12pt" style:font-weight-asian="normal" style:font-size-complex="12pt" style:font-weight-complex="normal"/>
    </style:style>
    <style:style style:name="P39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61a35a" officeooo:paragraph-rsid="0063996a" style:font-size-asian="12pt" style:font-weight-asian="normal" style:font-size-complex="12pt" style:font-weight-complex="normal"/>
    </style:style>
    <style:style style:name="P40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6034a1" officeooo:paragraph-rsid="0063996a" style:font-size-asian="12pt" style:font-weight-asian="normal" style:font-size-complex="12pt" style:font-weight-complex="normal"/>
    </style:style>
    <style:style style:name="P41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6ec1f0" officeooo:paragraph-rsid="004e8513" style:font-size-asian="12pt" style:font-weight-asian="normal" style:font-size-complex="12pt" style:font-weight-complex="normal"/>
    </style:style>
    <style:style style:name="P42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6ec1f0" officeooo:paragraph-rsid="006ec1f0" style:font-size-asian="12pt" style:font-weight-asian="normal" style:font-size-complex="12pt" style:font-weight-complex="normal"/>
    </style:style>
    <style:style style:name="P43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14be03" officeooo:paragraph-rsid="0014be03" style:font-size-asian="12pt" style:font-size-complex="12pt"/>
    </style:style>
    <style:style style:name="P44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1a7ab2" officeooo:paragraph-rsid="001a7ab2" style:font-size-asian="12pt" style:font-size-complex="12pt"/>
    </style:style>
    <style:style style:name="P45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1c2e16" officeooo:paragraph-rsid="001c2e16" style:font-size-asian="12pt" style:font-size-complex="12pt"/>
    </style:style>
    <style:style style:name="P46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49f7f4" officeooo:paragraph-rsid="0049f7f4" style:font-size-asian="12pt" style:font-size-complex="12pt"/>
    </style:style>
    <style:style style:name="P47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4c6375" officeooo:paragraph-rsid="004c6375" style:font-size-asian="12pt" style:font-size-complex="12pt"/>
    </style:style>
    <style:style style:name="P48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style:font-size-asian="12pt" style:font-size-complex="12pt"/>
    </style:style>
    <style:style style:name="P49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paragraph-rsid="00152100" style:font-size-asian="12pt" style:font-size-complex="12pt"/>
    </style:style>
    <style:style style:name="P50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paragraph-rsid="001f2492" style:font-size-asian="12pt" style:font-size-complex="12pt"/>
    </style:style>
    <style:style style:name="P51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paragraph-rsid="002a33a7" style:font-size-asian="12pt" style:font-size-complex="12pt"/>
    </style:style>
    <style:style style:name="P52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paragraph-rsid="00794a83" style:font-size-asian="12pt" style:font-size-complex="12pt"/>
    </style:style>
    <style:style style:name="P53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7a3ff8" officeooo:paragraph-rsid="007a3ff8" style:font-size-asian="12pt" style:font-size-complex="12pt"/>
    </style:style>
    <style:style style:name="P54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9778c5" officeooo:paragraph-rsid="009778c5" style:font-size-asian="12pt" style:font-size-complex="12pt"/>
    </style:style>
    <style:style style:name="P55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990cba" officeooo:paragraph-rsid="00990cba" style:font-size-asian="12pt" style:font-size-complex="12pt"/>
    </style:style>
    <style:style style:name="P56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normal" officeooo:rsid="004d6ac0" officeooo:paragraph-rsid="00794a83" style:font-size-asian="12pt" style:font-weight-asian="bold" style:font-size-complex="12pt" style:font-weight-complex="bold"/>
    </style:style>
    <style:style style:name="P57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officeooo:rsid="001a7ab2" officeooo:paragraph-rsid="001a7ab2" style:font-size-asian="12pt" style:font-weight-asian="bold" style:font-size-complex="12pt" style:font-weight-complex="bold"/>
    </style:style>
    <style:style style:name="P58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officeooo:rsid="003e3367" officeooo:paragraph-rsid="004063c9" style:font-size-asian="12pt" style:font-weight-asian="bold" style:font-size-complex="12pt" style:font-weight-complex="bold"/>
    </style:style>
    <style:style style:name="P59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officeooo:rsid="003e3367" officeooo:paragraph-rsid="0042efd7" style:font-size-asian="12pt" style:font-weight-asian="bold" style:font-size-complex="12pt" style:font-weight-complex="bold"/>
    </style:style>
    <style:style style:name="P60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officeooo:rsid="003e3367" officeooo:paragraph-rsid="0042378b" style:font-size-asian="12pt" style:font-weight-asian="bold" style:font-size-complex="12pt" style:font-weight-complex="bold"/>
    </style:style>
    <style:style style:name="P61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officeooo:rsid="004d6ac0" officeooo:paragraph-rsid="004e8513" style:font-size-asian="12pt" style:font-weight-asian="bold" style:font-size-complex="12pt" style:font-weight-complex="bold"/>
    </style:style>
    <style:style style:name="P62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officeooo:rsid="005202cc" officeooo:paragraph-rsid="005202cc" style:font-size-asian="12pt" style:font-weight-asian="bold" style:font-size-complex="12pt" style:font-weight-complex="bold"/>
    </style:style>
    <style:style style:name="P63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officeooo:rsid="005202cc" officeooo:paragraph-rsid="005971a6" style:font-size-asian="12pt" style:font-weight-asian="bold" style:font-size-complex="12pt" style:font-weight-complex="bold"/>
    </style:style>
    <style:style style:name="P64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officeooo:rsid="005b4235" officeooo:paragraph-rsid="005b4235" style:font-size-asian="12pt" style:font-weight-asian="bold" style:font-size-complex="12pt" style:font-weight-complex="bold"/>
    </style:style>
    <style:style style:name="P65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officeooo:rsid="005b4235" officeooo:paragraph-rsid="00662bb8" style:font-size-asian="12pt" style:font-weight-asian="bold" style:font-size-complex="12pt" style:font-weight-complex="bold"/>
    </style:style>
    <style:style style:name="P66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style:font-size-asian="12pt" style:font-weight-asian="bold" style:font-size-complex="12pt" style:font-weight-complex="bold"/>
    </style:style>
    <style:style style:name="P67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officeooo:paragraph-rsid="002a33a7" style:font-size-asian="12pt" style:font-weight-asian="bold" style:font-size-complex="12pt" style:font-weight-complex="bold"/>
    </style:style>
    <style:style style:name="P68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officeooo:paragraph-rsid="003af291" style:font-size-asian="12pt" style:font-weight-asian="bold" style:font-size-complex="12pt" style:font-weight-complex="bold"/>
    </style:style>
    <style:style style:name="P69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officeooo:paragraph-rsid="003e3367" style:font-size-asian="12pt" style:font-weight-asian="bold" style:font-size-complex="12pt" style:font-weight-complex="bold"/>
    </style:style>
    <style:style style:name="P70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officeooo:rsid="005f1bbd" officeooo:paragraph-rsid="0063996a" style:font-size-asian="12pt" style:font-weight-asian="bold" style:font-size-complex="12pt" style:font-weight-complex="bold"/>
    </style:style>
    <style:style style:name="P71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officeooo:rsid="005f1bbd" officeooo:paragraph-rsid="006ce034" style:font-size-asian="12pt" style:font-weight-asian="bold" style:font-size-complex="12pt" style:font-weight-complex="bold"/>
    </style:style>
    <style:style style:name="P72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officeooo:rsid="005f1bbd" officeooo:paragraph-rsid="0070d557" style:font-size-asian="12pt" style:font-weight-asian="bold" style:font-size-complex="12pt" style:font-weight-complex="bold"/>
    </style:style>
    <style:style style:name="P73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officeooo:rsid="005f1bbd" officeooo:paragraph-rsid="00944b3b" style:font-size-asian="12pt" style:font-weight-asian="bold" style:font-size-complex="12pt" style:font-weight-complex="bold"/>
    </style:style>
    <style:style style:name="P74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officeooo:rsid="005f1bbd" officeooo:paragraph-rsid="009db4bd" style:font-size-asian="12pt" style:font-weight-asian="bold" style:font-size-complex="12pt" style:font-weight-complex="bold"/>
    </style:style>
    <style:style style:name="P75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officeooo:rsid="007cf038" officeooo:paragraph-rsid="007cf038" style:font-size-asian="12pt" style:font-weight-asian="bold" style:font-size-complex="12pt" style:font-weight-complex="bold"/>
    </style:style>
    <style:style style:name="P76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officeooo:rsid="007cf038" officeooo:paragraph-rsid="007e3c1a" style:font-size-asian="12pt" style:font-weight-asian="bold" style:font-size-complex="12pt" style:font-weight-complex="bold"/>
    </style:style>
    <style:style style:name="P77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officeooo:rsid="00671546" officeooo:paragraph-rsid="00671546" fo:background-color="#fff200" style:font-size-asian="12pt" style:font-weight-asian="bold" style:font-size-complex="12pt" style:font-weight-complex="bold"/>
    </style:style>
    <style:style style:name="P78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704f44" officeooo:paragraph-rsid="006f0d9c" style:font-size-asian="12pt" style:font-weight-asian="normal" style:font-size-complex="12pt" style:font-weight-complex="normal"/>
    </style:style>
    <style:style style:name="P79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d1d509" officeooo:paragraph-rsid="00d1d509" style:font-size-asian="12pt" style:font-weight-asian="normal" style:font-size-complex="12pt" style:font-weight-complex="normal"/>
    </style:style>
    <style:style style:name="P80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9082f6" officeooo:paragraph-rsid="009082f6" style:font-name-asian="NSimSun" style:font-size-asian="10.5pt" style:font-weight-asian="normal" style:font-name-complex="Liberation Mono" style:font-size-complex="12pt" style:font-weight-complex="normal"/>
    </style:style>
    <style:style style:name="P81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9082f6" officeooo:paragraph-rsid="0091873e" style:font-name-asian="NSimSun" style:font-size-asian="10.5pt" style:font-weight-asian="normal" style:font-name-complex="Liberation Mono" style:font-size-complex="12pt" style:font-weight-complex="normal"/>
    </style:style>
    <style:style style:name="P82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9e4a23" officeooo:paragraph-rsid="009e4a23" style:font-name-asian="NSimSun" style:font-size-asian="10.5pt" style:font-weight-asian="normal" style:font-name-complex="Liberation Mono" style:font-size-complex="12pt" style:font-weight-complex="normal"/>
    </style:style>
    <style:style style:name="P83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a172ad" officeooo:paragraph-rsid="00a172ad" style:font-name-asian="NSimSun" style:font-size-asian="10.5pt" style:font-weight-asian="normal" style:font-name-complex="Liberation Mono" style:font-size-complex="12pt" style:font-weight-complex="normal"/>
    </style:style>
    <style:style style:name="P84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9efbe0" officeooo:paragraph-rsid="009efbe0" style:font-name-asian="NSimSun" style:font-size-asian="10.5pt" style:font-weight-asian="normal" style:font-name-complex="Liberation Mono" style:font-size-complex="12pt" style:font-weight-complex="normal"/>
    </style:style>
    <style:style style:name="P85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9e4a23" officeooo:paragraph-rsid="009e4a23" style:font-size-asian="10.5pt" style:font-weight-asian="normal" style:font-size-complex="12pt" style:font-weight-complex="normal"/>
    </style:style>
    <style:style style:name="P86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style:text-underline-style="none" fo:font-weight="bold" officeooo:rsid="006f0d9c" officeooo:paragraph-rsid="006f0d9c" style:font-size-asian="12pt" style:font-weight-asian="bold" style:font-size-complex="12pt" style:font-weight-complex="bold"/>
    </style:style>
    <style:style style:name="P87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italic" fo:font-weight="normal" officeooo:rsid="0014be03" officeooo:paragraph-rsid="0014be03" style:font-size-asian="12pt" style:font-style-asian="italic" style:font-size-complex="12pt" style:font-style-complex="italic"/>
    </style:style>
    <style:style style:name="P88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italic" fo:font-weight="bold" officeooo:rsid="0091873e" officeooo:paragraph-rsid="0091873e" style:font-size-asian="12pt" style:font-style-asian="italic" style:font-weight-asian="bold" style:font-size-complex="12pt" style:font-style-complex="italic" style:font-weight-complex="bold"/>
    </style:style>
    <style:style style:name="P89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italic" style:text-underline-style="none" fo:font-weight="bold" officeooo:rsid="00d1d509" officeooo:paragraph-rsid="00d1d509" style:font-size-asian="12pt" style:font-style-asian="italic" style:font-weight-asian="bold" style:font-size-complex="12pt" style:font-style-complex="italic" style:font-weight-complex="bold"/>
    </style:style>
    <style:style style:name="P90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4pt" fo:letter-spacing="normal" fo:font-style="normal" style:text-underline-style="solid" style:text-underline-width="auto" style:text-underline-color="font-color" fo:font-weight="bold" officeooo:rsid="001a7ab2" officeooo:paragraph-rsid="001a7ab2" style:font-name-asian="NSimSun" style:font-size-asian="14pt" style:font-weight-asian="bold" style:font-name-complex="Liberation Mono" style:font-size-complex="14pt" style:font-weight-complex="bold"/>
    </style:style>
    <style:style style:name="P91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4pt" fo:letter-spacing="normal" fo:font-style="normal" style:text-underline-style="solid" style:text-underline-width="auto" style:text-underline-color="font-color" fo:font-weight="bold" officeooo:rsid="001a7ab2" officeooo:paragraph-rsid="002d5b64" style:font-name-asian="NSimSun" style:font-size-asian="14pt" style:font-weight-asian="bold" style:font-name-complex="Liberation Mono" style:font-size-complex="14pt" style:font-weight-complex="bold"/>
    </style:style>
    <style:style style:name="P92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4pt" fo:letter-spacing="normal" fo:font-style="normal" style:text-underline-style="solid" style:text-underline-width="auto" style:text-underline-color="font-color" fo:font-weight="bold" officeooo:rsid="001a7ab2" officeooo:paragraph-rsid="0035f56e" style:font-name-asian="NSimSun" style:font-size-asian="14pt" style:font-weight-asian="bold" style:font-name-complex="Liberation Mono" style:font-size-complex="14pt" style:font-weight-complex="bold"/>
    </style:style>
    <style:style style:name="P93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4pt" fo:letter-spacing="normal" fo:font-style="normal" style:text-underline-style="solid" style:text-underline-width="auto" style:text-underline-color="font-color" fo:font-weight="bold" officeooo:rsid="001a7ab2" officeooo:paragraph-rsid="008c0574" style:font-name-asian="NSimSun" style:font-size-asian="14pt" style:font-weight-asian="bold" style:font-name-complex="Liberation Mono" style:font-size-complex="14pt" style:font-weight-complex="bold"/>
    </style:style>
    <style:style style:name="P94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4pt" fo:letter-spacing="normal" fo:font-style="normal" style:text-underline-style="solid" style:text-underline-width="auto" style:text-underline-color="font-color" fo:font-weight="bold" officeooo:rsid="00480151" officeooo:paragraph-rsid="004fdd98" style:font-name-asian="NSimSun" style:font-size-asian="14pt" style:font-weight-asian="bold" style:font-name-complex="Liberation Mono" style:font-size-complex="14pt" style:font-weight-complex="bold"/>
    </style:style>
    <style:style style:name="P95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4pt" fo:letter-spacing="normal" fo:font-style="normal" style:text-underline-style="solid" style:text-underline-width="auto" style:text-underline-color="font-color" fo:font-weight="bold" officeooo:rsid="0070d557" officeooo:paragraph-rsid="0070d557" style:font-name-asian="NSimSun" style:font-size-asian="14pt" style:font-weight-asian="bold" style:font-name-complex="Liberation Mono" style:font-size-complex="14pt" style:font-weight-complex="bold"/>
    </style:style>
    <style:style style:name="P96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4pt" fo:letter-spacing="normal" fo:font-style="normal" fo:font-weight="bold" officeooo:paragraph-rsid="00480151" style:font-size-asian="14pt" style:font-size-complex="14pt"/>
    </style:style>
    <style:style style:name="P97" style:family="paragraph" style:parent-style-name="Preformatted_20_Text">
      <style:paragraph-properties fo:text-align="justify" style:justify-single-word="false" fo:orphans="2" fo:widows="2"/>
      <style:text-properties style:font-name="Liberation Sans" fo:font-size="12pt" officeooo:rsid="0016320c" officeooo:paragraph-rsid="0016320c" style:font-size-asian="12pt" style:font-size-complex="12pt"/>
    </style:style>
    <style:style style:name="P98" style:family="paragraph" style:parent-style-name="Preformatted_20_Text">
      <style:paragraph-properties fo:text-align="justify" style:justify-single-word="false" fo:orphans="2" fo:widows="2"/>
      <style:text-properties style:font-name="Liberation Sans" fo:font-size="12pt" officeooo:rsid="002e946e" officeooo:paragraph-rsid="002e946e" style:font-size-asian="12pt" style:font-size-complex="12pt"/>
    </style:style>
    <style:style style:name="P99" style:family="paragraph" style:parent-style-name="Preformatted_20_Text">
      <style:paragraph-properties fo:text-align="justify" style:justify-single-word="false" fo:orphans="2" fo:widows="2"/>
      <style:text-properties style:font-name="Liberation Sans" fo:font-size="12pt" officeooo:rsid="002fa5ff" officeooo:paragraph-rsid="0032aebf" style:font-size-asian="12pt" style:font-size-complex="12pt"/>
    </style:style>
    <style:style style:name="P100" style:family="paragraph" style:parent-style-name="Preformatted_20_Text">
      <style:paragraph-properties fo:text-align="justify" style:justify-single-word="false" fo:orphans="2" fo:widows="2"/>
      <style:text-properties style:font-name="Liberation Sans" fo:font-size="12pt" style:font-size-asian="12pt" style:font-size-complex="12pt"/>
    </style:style>
    <style:style style:name="P101" style:family="paragraph" style:parent-style-name="Preformatted_20_Text">
      <style:paragraph-properties fo:text-align="justify" style:justify-single-word="false" fo:orphans="2" fo:widows="2"/>
      <style:text-properties style:font-name="Liberation Sans" fo:font-size="12pt" officeooo:paragraph-rsid="002a33a7" style:font-size-asian="12pt" style:font-size-complex="12pt"/>
    </style:style>
    <style:style style:name="P102" style:family="paragraph" style:parent-style-name="Preformatted_20_Text">
      <style:paragraph-properties fo:text-align="justify" style:justify-single-word="false" fo:orphans="2" fo:widows="2"/>
      <style:text-properties style:font-name="Liberation Sans" fo:font-size="12pt" officeooo:paragraph-rsid="0032aebf" style:font-size-asian="12pt" style:font-size-complex="12pt"/>
    </style:style>
    <style:style style:name="P103" style:family="paragraph" style:parent-style-name="Preformatted_20_Text">
      <style:paragraph-properties fo:text-align="justify" style:justify-single-word="false" fo:orphans="2" fo:widows="2"/>
      <style:text-properties style:font-name="Liberation Sans" fo:font-size="12pt" officeooo:rsid="008df540" officeooo:paragraph-rsid="008df540" style:font-size-asian="12pt" style:font-size-complex="12pt"/>
    </style:style>
    <style:style style:name="P104" style:family="paragraph" style:parent-style-name="Preformatted_20_Text">
      <style:paragraph-properties fo:text-align="justify" style:justify-single-word="false" fo:orphans="2" fo:widows="2"/>
      <style:text-properties style:font-name="Liberation Sans" fo:font-size="12pt" fo:font-weight="normal" officeooo:rsid="001486c5" style:font-size-asian="12pt" style:font-weight-asian="normal" style:font-size-complex="12pt" style:font-weight-complex="normal"/>
    </style:style>
    <style:style style:name="P105" style:family="paragraph" style:parent-style-name="Preformatted_20_Text">
      <style:paragraph-properties fo:text-align="justify" style:justify-single-word="false" fo:orphans="2" fo:widows="2"/>
      <style:text-properties style:font-name="Liberation Sans" fo:font-size="12pt" fo:font-weight="normal" officeooo:rsid="00944b3b" officeooo:paragraph-rsid="00944b3b" style:font-size-asian="12pt" style:font-weight-asian="normal" style:font-size-complex="12pt" style:font-weight-complex="normal"/>
    </style:style>
    <style:style style:name="P106" style:family="paragraph" style:parent-style-name="Preformatted_20_Text">
      <style:paragraph-properties fo:text-align="justify" style:justify-single-word="false" fo:orphans="2" fo:widows="2"/>
      <style:text-properties style:font-name="Liberation Sans" fo:font-size="12pt" fo:font-weight="normal" officeooo:rsid="00a419cb" officeooo:paragraph-rsid="00a419cb" style:font-size-asian="12pt" style:font-weight-asian="normal" style:font-size-complex="12pt" style:font-weight-complex="normal"/>
    </style:style>
    <style:style style:name="P107" style:family="paragraph" style:parent-style-name="Preformatted_20_Text">
      <style:paragraph-properties fo:text-align="justify" style:justify-single-word="false" fo:orphans="2" fo:widows="2"/>
      <style:text-properties style:font-name="Liberation Sans" fo:font-size="14pt" style:text-underline-style="solid" style:text-underline-width="auto" style:text-underline-color="font-color" fo:font-weight="bold" officeooo:rsid="001a7ab2" officeooo:paragraph-rsid="001a7ab2" style:font-size-asian="14pt" style:font-weight-asian="bold" style:font-size-complex="14pt" style:font-weight-complex="bold"/>
    </style:style>
    <style:style style:name="P108" style:family="paragraph" style:parent-style-name="Preformatted_20_Text">
      <style:paragraph-properties fo:text-align="justify" style:justify-single-word="false"/>
    </style:style>
    <style:style style:name="P109" style:family="paragraph" style:parent-style-name="Standard">
      <style:paragraph-properties fo:text-align="start" style:justify-single-word="false" style:writing-mode="lr-tb"/>
    </style:style>
    <style:style style:name="P11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italic" fo:text-shadow="none" style:text-underline-style="none" fo:font-weight="normal" style:font-size-asian="12pt" style:font-style-asian="italic" style:font-weight-asian="normal" style:font-style-complex="italic" style:text-emphasize="none"/>
    </style:style>
    <style:style style:name="P11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P112" style:family="paragraph" style:parent-style-name="Preformatted_20_Text">
      <style:paragraph-properties fo:text-align="center" style:justify-single-word="false" fo:orphans="2" fo:widows="2" fo:break-before="page"/>
      <style:text-properties style:font-name="Liberation Sans" fo:font-size="14pt" fo:font-weight="bold" officeooo:rsid="00a419cb" officeooo:paragraph-rsid="00a419cb" style:font-size-asian="14pt" style:font-weight-asian="bold" style:font-size-complex="14pt" style:font-weight-complex="bold"/>
    </style:style>
    <style:style style:name="P113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officeooo:rsid="00dabb94" officeooo:paragraph-rsid="00dabb94" fo:background-color="#fff200" style:font-size-asian="12pt" style:font-weight-asian="bold" style:font-size-complex="12pt" style:font-weight-complex="bold"/>
    </style:style>
    <style:style style:name="P114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style:font-name="Liberation Sans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43883" style:font-weight-asian="normal" style:font-weight-complex="normal"/>
    </style:style>
    <style:style style:name="T3" style:family="text">
      <style:text-properties fo:font-weight="normal" officeooo:rsid="0046bf6d" style:font-weight-asian="normal" style:font-weight-complex="normal"/>
    </style:style>
    <style:style style:name="T4" style:family="text">
      <style:text-properties fo:font-weight="normal" officeooo:rsid="0046c28f" style:font-weight-asian="normal" style:font-weight-complex="normal"/>
    </style:style>
    <style:style style:name="T5" style:family="text">
      <style:text-properties fo:font-weight="normal" officeooo:rsid="005971a6" style:font-weight-asian="normal" style:font-weight-complex="normal"/>
    </style:style>
    <style:style style:name="T6" style:family="text">
      <style:text-properties fo:font-weight="normal" officeooo:rsid="006034a1" style:font-weight-asian="normal" style:font-weight-complex="normal"/>
    </style:style>
    <style:style style:name="T7" style:family="text">
      <style:text-properties fo:font-weight="normal" officeooo:rsid="0061a35a" style:font-weight-asian="normal" style:font-weight-complex="normal"/>
    </style:style>
    <style:style style:name="T8" style:family="text">
      <style:text-properties fo:font-weight="normal" officeooo:rsid="00669ba1" style:font-weight-asian="normal" style:font-weight-complex="normal"/>
    </style:style>
    <style:style style:name="T9" style:family="text">
      <style:text-properties fo:font-weight="normal" officeooo:rsid="006c547f" style:font-weight-asian="normal" style:font-weight-complex="normal"/>
    </style:style>
    <style:style style:name="T10" style:family="text">
      <style:text-properties fo:font-weight="normal" officeooo:rsid="006ec1f0" style:font-weight-asian="normal" style:font-weight-complex="normal"/>
    </style:style>
    <style:style style:name="T11" style:family="text">
      <style:text-properties fo:font-weight="normal" officeooo:rsid="00704f44" style:font-weight-asian="normal" style:font-weight-complex="normal"/>
    </style:style>
    <style:style style:name="T12" style:family="text">
      <style:text-properties fo:font-weight="normal" officeooo:rsid="007ea068" style:font-weight-asian="normal" style:font-weight-complex="normal"/>
    </style:style>
    <style:style style:name="T13" style:family="text">
      <style:text-properties officeooo:rsid="0014be03"/>
    </style:style>
    <style:style style:name="T14" style:family="text">
      <style:text-properties fo:font-style="italic" officeooo:rsid="0014be03" style:font-name-asian="NSimSun" style:font-style-asian="italic" style:font-name-complex="Liberation Mono" style:font-style-complex="italic"/>
    </style:style>
    <style:style style:name="T15" style:family="text">
      <style:text-properties fo:font-style="italic" officeooo:rsid="00152100" style:font-name-asian="NSimSun" style:font-style-asian="italic" style:font-name-complex="Liberation Mono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bea289" style:font-style-asian="italic" style:font-style-complex="italic"/>
    </style:style>
    <style:style style:name="T18" style:family="text">
      <style:text-properties fo:font-style="italic" officeooo:rsid="00c695c3" style:font-style-asian="italic" style:font-style-complex="italic"/>
    </style:style>
    <style:style style:name="T19" style:family="text">
      <style:text-properties fo:font-style="italic" officeooo:rsid="00ca194d" style:font-style-asian="italic" style:font-style-complex="italic"/>
    </style:style>
    <style:style style:name="T20" style:family="text">
      <style:text-properties fo:font-style="italic" officeooo:rsid="00cb2f00" style:font-style-asian="italic" style:font-style-complex="italic"/>
    </style:style>
    <style:style style:name="T21" style:family="text">
      <style:text-properties fo:font-style="italic" officeooo:rsid="00cba9b1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officeooo:rsid="00152100"/>
    </style:style>
    <style:style style:name="T24" style:family="text">
      <style:text-properties officeooo:rsid="0016bd79"/>
    </style:style>
    <style:style style:name="T25" style:family="text">
      <style:text-properties officeooo:rsid="0018b794"/>
    </style:style>
    <style:style style:name="T26" style:family="text">
      <style:text-properties officeooo:rsid="001ad2ca"/>
    </style:style>
    <style:style style:name="T27" style:family="text">
      <style:text-properties officeooo:rsid="001c2e16"/>
    </style:style>
    <style:style style:name="T28" style:family="text">
      <style:text-properties officeooo:rsid="001d9630"/>
    </style:style>
    <style:style style:name="T29" style:family="text">
      <style:text-properties officeooo:rsid="001f2492"/>
    </style:style>
    <style:style style:name="T30" style:family="text">
      <style:text-properties fo:font-weight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4be03" style:font-weight-asian="bold" style:font-weight-complex="bold"/>
    </style:style>
    <style:style style:name="T33" style:family="text">
      <style:text-properties fo:font-weight="bold" officeooo:rsid="00152100" style:font-weight-asian="bold" style:font-weight-complex="bold"/>
    </style:style>
    <style:style style:name="T34" style:family="text">
      <style:text-properties fo:font-weight="bold" officeooo:rsid="00343883" style:font-weight-asian="bold" style:font-weight-complex="bold"/>
    </style:style>
    <style:style style:name="T35" style:family="text">
      <style:text-properties fo:font-weight="bold" officeooo:rsid="00794a83" style:font-weight-asian="bold" style:font-weight-complex="bold"/>
    </style:style>
    <style:style style:name="T36" style:family="text">
      <style:text-properties fo:font-weight="bold" officeooo:rsid="0095231a" style:font-weight-asian="bold" style:font-weight-complex="bold"/>
    </style:style>
    <style:style style:name="T37" style:family="text">
      <style:text-properties fo:font-weight="bold" officeooo:rsid="00b658e8" style:font-weight-asian="bold" style:font-weight-complex="bold"/>
    </style:style>
    <style:style style:name="T38" style:family="text">
      <style:text-properties fo:font-weight="bold" officeooo:rsid="00bb97e0" style:font-weight-asian="bold" style:font-weight-complex="bold"/>
    </style:style>
    <style:style style:name="T39" style:family="text">
      <style:text-properties fo:font-weight="bold" officeooo:rsid="00be8544" style:font-weight-asian="bold" style:font-weight-complex="bold"/>
    </style:style>
    <style:style style:name="T40" style:family="text">
      <style:text-properties fo:font-weight="bold" officeooo:rsid="00819cea"/>
    </style:style>
    <style:style style:name="T41" style:family="text">
      <style:text-properties fo:font-weight="bold" style:font-name-asian="NSimSun" style:font-weight-asian="bold" style:font-name-complex="Liberation Mono" style:font-weight-complex="bold"/>
    </style:style>
    <style:style style:name="T42" style:family="text">
      <style:text-properties officeooo:rsid="0023a4f6"/>
    </style:style>
    <style:style style:name="T43" style:family="text">
      <style:text-properties officeooo:rsid="002a33a7"/>
    </style:style>
    <style:style style:name="T44" style:family="text">
      <style:text-properties officeooo:rsid="002b11f8"/>
    </style:style>
    <style:style style:name="T45" style:family="text">
      <style:text-properties officeooo:rsid="00343883"/>
    </style:style>
    <style:style style:name="T46" style:family="text">
      <style:text-properties officeooo:rsid="0035f56e"/>
    </style:style>
    <style:style style:name="T47" style:family="text">
      <style:text-properties officeooo:rsid="003af291"/>
    </style:style>
    <style:style style:name="T48" style:family="text">
      <style:text-properties officeooo:rsid="003cfa2f"/>
    </style:style>
    <style:style style:name="T49" style:family="text">
      <style:text-properties officeooo:rsid="003e3367"/>
    </style:style>
    <style:style style:name="T50" style:family="text">
      <style:text-properties officeooo:rsid="00405a36"/>
    </style:style>
    <style:style style:name="T51" style:family="text">
      <style:text-properties officeooo:rsid="004063c9"/>
    </style:style>
    <style:style style:name="T52" style:family="text">
      <style:text-properties officeooo:rsid="0042378b"/>
    </style:style>
    <style:style style:name="T53" style:family="text">
      <style:text-properties officeooo:rsid="0043cb79"/>
    </style:style>
    <style:style style:name="T54" style:family="text">
      <style:text-properties officeooo:rsid="0055f6df"/>
    </style:style>
    <style:style style:name="T55" style:family="text">
      <style:text-properties officeooo:rsid="005971a6"/>
    </style:style>
    <style:style style:name="T56" style:family="text">
      <style:text-properties officeooo:rsid="00601dce"/>
    </style:style>
    <style:style style:name="T57" style:family="text">
      <style:text-properties officeooo:rsid="006034a1"/>
    </style:style>
    <style:style style:name="T58" style:family="text">
      <style:text-properties officeooo:rsid="00669ba1"/>
    </style:style>
    <style:style style:name="T59" style:family="text">
      <style:text-properties fo:font-size="14pt" style:text-underline-style="solid" style:text-underline-width="auto" style:text-underline-color="font-color" officeooo:rsid="00480151" style:font-name-asian="NSimSun" style:font-size-asian="14pt" style:font-name-complex="Liberation Mono" style:font-size-complex="14pt"/>
    </style:style>
    <style:style style:name="T60" style:family="text">
      <style:text-properties fo:font-size="14pt" style:text-underline-style="solid" style:text-underline-width="auto" style:text-underline-color="font-color" officeooo:rsid="006ce034" style:font-name-asian="NSimSun" style:font-size-asian="14pt" style:font-name-complex="Liberation Mono" style:font-size-complex="14pt"/>
    </style:style>
    <style:style style:name="T61" style:family="text">
      <style:text-properties fo:font-size="14pt" style:text-underline-style="solid" style:text-underline-width="auto" style:text-underline-color="font-color" officeooo:rsid="0070d557" style:font-name-asian="NSimSun" style:font-size-asian="14pt" style:font-name-complex="Liberation Mono" style:font-size-complex="14pt"/>
    </style:style>
    <style:style style:name="T62" style:family="text">
      <style:text-properties fo:font-size="14pt" style:text-underline-style="solid" style:text-underline-width="auto" style:text-underline-color="font-color" officeooo:rsid="00944b3b" style:font-name-asian="NSimSun" style:font-size-asian="14pt" style:font-name-complex="Liberation Mono" style:font-size-complex="14pt"/>
    </style:style>
    <style:style style:name="T63" style:family="text">
      <style:text-properties fo:font-size="14pt" style:text-underline-style="solid" style:text-underline-width="auto" style:text-underline-color="font-color" officeooo:rsid="009db4bd" style:font-name-asian="NSimSun" style:font-size-asian="14pt" style:font-name-complex="Liberation Mono" style:font-size-complex="14pt"/>
    </style:style>
    <style:style style:name="T64" style:family="text">
      <style:text-properties officeooo:rsid="0074b3b4"/>
    </style:style>
    <style:style style:name="T65" style:family="text">
      <style:text-properties style:text-position="super 58%" fo:font-weight="bold" style:font-weight-asian="bold" style:font-weight-complex="bold"/>
    </style:style>
    <style:style style:name="T66" style:family="text">
      <style:text-properties officeooo:rsid="007e3c1a"/>
    </style:style>
    <style:style style:name="T67" style:family="text">
      <style:text-properties officeooo:rsid="0082c984" style:font-weight-asian="normal" style:font-weight-complex="normal"/>
    </style:style>
    <style:style style:name="T68" style:family="text">
      <style:text-properties officeooo:rsid="008499dc" style:font-weight-asian="normal" style:font-weight-complex="normal"/>
    </style:style>
    <style:style style:name="T69" style:family="text">
      <style:text-properties officeooo:rsid="008c0574"/>
    </style:style>
    <style:style style:name="T70" style:family="text">
      <style:text-properties officeooo:rsid="008df540"/>
    </style:style>
    <style:style style:name="T71" style:family="text">
      <style:text-properties officeooo:rsid="002e946e"/>
    </style:style>
    <style:style style:name="T72" style:family="text">
      <style:text-properties style:text-underline-style="none"/>
    </style:style>
    <style:style style:name="T73" style:family="text">
      <style:text-properties style:text-underline-style="none" officeooo:rsid="009082f6"/>
    </style:style>
    <style:style style:name="T74" style:family="text">
      <style:text-properties officeooo:rsid="0090eee5"/>
    </style:style>
    <style:style style:name="T75" style:family="text">
      <style:text-properties officeooo:rsid="0091873e"/>
    </style:style>
    <style:style style:name="T76" style:family="text">
      <style:text-properties officeooo:rsid="0095231a"/>
    </style:style>
    <style:style style:name="T77" style:family="text">
      <style:text-properties style:text-underline-style="solid" style:text-underline-width="auto" style:text-underline-color="font-color" officeooo:rsid="001a7ab2" style:font-name-asian="NSimSun" style:font-weight-asian="bold" style:font-name-complex="Liberation Mono" style:font-weight-complex="bold"/>
    </style:style>
    <style:style style:name="T78" style:family="text">
      <style:text-properties style:text-underline-style="solid" style:text-underline-width="auto" style:text-underline-color="font-color" officeooo:rsid="00480151" style:font-name-asian="NSimSun" style:font-weight-asian="bold" style:font-name-complex="Liberation Mono" style:font-weight-complex="bold"/>
    </style:style>
    <style:style style:name="T79" style:family="text">
      <style:text-properties style:font-name-asian="NSimSun" style:font-name-complex="Liberation Mono"/>
    </style:style>
    <style:style style:name="T80" style:family="text">
      <style:text-properties officeooo:rsid="0070d557" style:font-name-asian="NSimSun" style:font-name-complex="Liberation Mono"/>
    </style:style>
    <style:style style:name="T81" style:family="text">
      <style:text-properties officeooo:rsid="009efbe0" style:font-name-asian="NSimSun" style:font-name-complex="Liberation Mono"/>
    </style:style>
    <style:style style:name="T82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T83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a419cb" style:font-size-asian="12pt" style:font-style-asian="normal" style:font-weight-asian="bold" style:font-size-complex="12pt" style:font-weight-complex="normal" style:text-emphasize="none"/>
    </style:style>
    <style:style style:name="T84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85" style:family="text">
      <style:text-properties style:text-outline="false" style:text-line-through-style="none" style:text-line-through-type="none" style:font-name="Liberation Sans1" fo:font-size="12pt" fo:font-style="italic" fo:text-shadow="none" style:text-underline-style="none" fo:font-weight="normal" style:font-size-asian="12pt" style:font-style-asian="italic" style:font-weight-asian="normal" style:font-style-complex="italic" style:text-emphasize="none"/>
    </style:style>
    <style:style style:name="T86" style:family="text">
      <style:text-properties style:text-outline="false" style:text-line-through-style="none" style:text-line-through-type="none" style:font-name="Liberation Sans1" fo:font-size="12pt" fo:font-style="italic" fo:text-shadow="none" style:text-underline-style="none" fo:font-weight="normal" officeooo:rsid="00ada21b" style:font-size-asian="12pt" style:font-style-asian="italic" style:font-weight-asian="normal" style:font-style-complex="italic" style:text-emphasize="none"/>
    </style:style>
    <style:style style:name="T87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bold" style:font-style-asian="normal" style:font-weight-asian="bold" style:text-emphasize="none"/>
    </style:style>
    <style:style style:name="T88" style:family="text">
      <style:text-properties style:text-outline="false" style:text-line-through-style="none" style:text-line-through-type="none" style:font-name="Liberation Sans1" fo:font-style="italic" fo:text-shadow="none" style:text-underline-style="none" style:font-style-asian="italic" style:font-style-complex="italic" style:text-emphasize="none"/>
    </style:style>
    <style:style style:name="T89" style:family="text">
      <style:text-properties style:text-outline="false" style:text-line-through-style="none" style:text-line-through-type="none" style:font-name="Liberation Sans1" fo:text-shadow="none" style:text-underline-style="none" style:text-emphasize="none"/>
    </style:style>
    <style:style style:name="T90" style:family="text">
      <style:text-properties style:text-outline="false" style:text-line-through-style="none" style:text-line-through-type="none" style:font-name="Liberation Sans1" fo:text-shadow="none" style:text-underline-style="none" officeooo:rsid="00b658e8" style:text-emphasize="none"/>
    </style:style>
    <style:style style:name="T91" style:family="text">
      <style:text-properties style:text-outline="false" style:text-line-through-style="none" style:text-line-through-type="none" style:font-name="Liberation Sans1" fo:text-shadow="none" style:text-underline-style="none" fo:font-weight="normal" style:font-weight-asian="normal" style:font-weight-complex="normal" style:text-emphasize="none"/>
    </style:style>
    <style:style style:name="T92" style:family="text"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93" style:family="text">
      <style:text-properties style:text-outline="false" style:text-line-through-style="none" style:text-line-through-type="none" style:text-position="41% 100%" style:font-name="Liberation Sans1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94" style:family="text">
      <style:text-properties officeooo:rsid="00bb97e0"/>
    </style:style>
    <style:style style:name="T95" style:family="text">
      <style:text-properties officeooo:rsid="00be8544"/>
    </style:style>
    <style:style style:name="T96" style:family="text">
      <style:text-properties fo:font-style="normal" fo:font-weight="bold" style:font-style-asian="normal" style:font-weight-asian="bold" style:font-style-complex="normal" style:font-weight-complex="bold"/>
    </style:style>
    <style:style style:name="T97" style:family="text">
      <style:text-properties fo:font-style="normal" fo:font-weight="bold" officeooo:rsid="00c695c3" style:font-style-asian="normal" style:font-weight-asian="bold" style:font-style-complex="normal" style:font-weight-complex="bold"/>
    </style:style>
    <style:style style:name="T98" style:family="text">
      <style:text-properties fo:font-variant="normal" fo:text-transform="none" fo:color="#333333" style:font-name="Fira Sans" fo:letter-spacing="normal"/>
    </style:style>
    <style:style style:name="T99" style:family="text">
      <style:text-properties officeooo:rsid="00d8c4b2"/>
    </style:style>
    <style:style style:name="T100" style:family="text">
      <style:text-properties fo:background-color="#fff200" loext:char-shading-value="0"/>
    </style:style>
    <style:style style:name="T101" style:family="text">
      <style:text-properties fo:background-color="#fff200" loext:char-shading-value="0"/>
    </style:style>
    <style:style style:name="T102" style:family="text">
      <style:text-properties fo:background-color="#ffffff"/>
    </style:style>
    <style:style style:name="T103" style:family="text">
      <style:text-properties officeooo:rsid="00dbe0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GLOSSAIRE PHP</text:p>
      <text:p text:style-name="P13"/>
      <text:p text:style-name="P1">Ajouter du PHP dans un HTML : &lt;?php //code ?&gt;</text:p>
      <text:p text:style-name="P1"/>
      <text:p text:style-name="P48"><text:span text:style-name="T32">e</text:span><text:span text:style-name="T31">cho :</text:span> <text:s/>permet d'afficher directement dans le <text:span text:style-name="T26">HTML</text:span> (<text:span text:style-name="T26">chaîne</text:span> de caractère<text:span text:style-name="T13">s</text:span>, <text:span text:style-name="T13">variables …)</text:span></text:p>
      <text:p text:style-name="P45"><text:span text:style-name="T31">print </text:span>: permet également d’afficher mais a un temps d’exécution plus long donc favoriser ECHO</text:p>
      <text:p text:style-name="P45"/>
      <text:p text:style-name="P77">&lt;?php echo $maVariable ; ?&gt; → → → &lt;?= $maVariable ; ?&gt;</text:p>
      <text:p text:style-name="P48"/>
      <text:p text:style-name="P43">« <text:span text:style-name="T31">. </text:span>» : l’opérateur « . » permet de <text:span text:style-name="T26">concaténer</text:span> des chaînes de caractères ou inclure une variable dans une chaîne de caractères. </text:p>
      <text:p text:style-name="P87"><text:tab/>Ex : « bonjour ».$tonPrenom. «ça va ? » ;</text:p>
      <text:p text:style-name="P48"/>
      <text:p text:style-name="P49">« <text:span text:style-name="T33">$</text:span><text:span text:style-name="T23"> » : permet de définir une variable </text:span></text:p>
      <text:p text:style-name="P49"><text:tab/><text:span text:style-name="T23">Ex </text:span><text:span text:style-name="T14">: $</text:span><text:span text:style-name="T15">maVariable</text:span><text:span text:style-name="T14"> = 0;</text:span></text:p>
      <text:p text:style-name="P97">A noter, le nom des variables est sensible à la casse.</text:p>
      <text:p text:style-name="P97"/>
      <text:p text:style-name="P97">« <text:span text:style-name="T31">;</text:span> » : <text:span text:style-name="T24">toutes les déclarations doivent se terminer par un « ; »</text:span></text:p>
      <text:p text:style-name="P97"/>
      <text:p text:style-name="P97">«<text:span text:style-name="T31"> //</text:span> » : <text:span text:style-name="T25">permet d’ajouter un commentaire</text:span></text:p>
      <text:p text:style-name="P97"/>
      <text:p text:style-name="P107"/>
      <text:p text:style-name="P107">Les comparaisons :</text:p>
      <text:p text:style-name="P48"/>
      <text:p text:style-name="P48">&gt; Est supérieur à</text:p>
      <text:p text:style-name="P48">&lt; Est inférieur à</text:p>
      <text:p text:style-name="P48">&lt;= Est inférieur ou égal à</text:p>
      <text:p text:style-name="P48">&gt; = Est supérieur ou égal à</text:p>
      <text:p text:style-name="P48">== Est égal à</text:p>
      <text:p text:style-name="P48">! = Est différent de (est non égal à)</text:p>
      <text:p text:style-name="P100"/>
      <text:p text:style-name="P100"/>
      <text:p text:style-name="P90">Les conditions :</text:p>
      <text:p text:style-name="P44"/>
      <text:p text:style-name="P57">« if … else » : </text:p>
      <text:p text:style-name="P44"><text:tab/></text:p>
      <text:p text:style-name="P44"><text:tab/>if ($nbArticles &gt; 8) {</text:p>
      <text:p text:style-name="P44"><text:tab/><text:tab/>echo « Réduction de 10 %»;</text:p>
      <text:p text:style-name="P44"><text:tab/>}</text:p>
      <text:p text:style-name="P44"><text:tab/>else if ($nbArticles &gt; 4) {</text:p>
      <text:p text:style-name="P44"><text:tab/><text:tab/>echo « Réduction de 5 %»;</text:p>
      <text:p text:style-name="P44"><text:tab/>}</text:p>
      <text:p text:style-name="P44"><text:tab/>else {</text:p>
      <text:p text:style-name="P44"><text:tab/><text:tab/>echo « Réduction de 1 %»;</text:p>
      <text:p text:style-name="P108"><text:tab/>} </text:p>
      <text:p text:style-name="P48"/>
      <text:p text:style-name="P66">« switch » : <text:s/></text:p>
      <text:p text:style-name="P48"><text:tab/><text:span text:style-name="T27">switch($variable) {</text:span></text:p>
      <text:p text:style-name="P48"><text:tab/><text:tab/><text:span text:style-name="T27">case « Pomme » :</text:span></text:p>
      <text:p text:style-name="P48"><text:tab/><text:tab/><text:tab/><text:span text:style-name="T27">echo « C’est une pomme» ;</text:span></text:p>
      <text:p text:style-name="P48"><text:tab/><text:tab/><text:span text:style-name="T28">break ;</text:span></text:p>
      <text:p text:style-name="P50"><text:soft-page-break/><text:tab/><text:tab/><text:span text:style-name="T27">case « Poire » :</text:span></text:p>
      <text:p text:style-name="P50"><text:tab/><text:tab/><text:span text:style-name="T42">case « Peche » :</text:span></text:p>
      <text:p text:style-name="P50"><text:tab/><text:tab/><text:tab/><text:span text:style-name="T27">echo « C’est une pêche ou une poire » ;</text:span></text:p>
      <text:p text:style-name="P50"><text:tab/><text:tab/><text:span text:style-name="T28">break ;</text:span></text:p>
      <text:p text:style-name="P50"><text:tab/><text:tab/><text:span text:style-name="T29">default :</text:span></text:p>
      <text:p text:style-name="P50"><text:tab/><text:tab/><text:tab/><text:span text:style-name="T27">echo « C’est une pomme» ;</text:span></text:p>
      <text:p text:style-name="P50"><text:tab/><text:span text:style-name="T29">}</text:span></text:p>
      <text:p text:style-name="P100"/>
      <text:p text:style-name="P67">« switch… <text:span text:style-name="T43">endswitch</text:span> » : <text:s/></text:p>
      <text:p text:style-name="P51"><text:tab/><text:span text:style-name="T27">switch($variable) :</text:span></text:p>
      <text:p text:style-name="P51"><text:tab/><text:tab/><text:span text:style-name="T27">case « Pomme » :</text:span></text:p>
      <text:p text:style-name="P51"><text:tab/><text:tab/><text:tab/><text:span text:style-name="T27">echo « C’est une pomme» ;</text:span></text:p>
      <text:p text:style-name="P51"><text:tab/><text:tab/><text:span text:style-name="T28">break ;</text:span></text:p>
      <text:p text:style-name="P51"><text:tab/><text:tab/><text:span text:style-name="T27">case « Poire » :</text:span></text:p>
      <text:p text:style-name="P51"><text:tab/><text:tab/><text:span text:style-name="T42">case « Peche » :</text:span></text:p>
      <text:p text:style-name="P51"><text:tab/><text:tab/><text:tab/><text:span text:style-name="T27">echo « C’est une pêche ou une poire » ;</text:span></text:p>
      <text:p text:style-name="P51"><text:tab/><text:tab/><text:span text:style-name="T28">break ;</text:span></text:p>
      <text:p text:style-name="P51"><text:tab/><text:tab/><text:span text:style-name="T29">default :</text:span></text:p>
      <text:p text:style-name="P51"><text:tab/><text:tab/><text:tab/><text:span text:style-name="T27">echo « C’est une pomme» ;</text:span></text:p>
      <text:p text:style-name="P51"><text:tab/><text:span text:style-name="T44">endswitch;</text:span></text:p>
      <text:p text:style-name="P101"/>
      <text:p text:style-name="P101"/>
      <text:p text:style-name="P91">Les tableaux :</text:p>
      <text:p text:style-name="P100"/>
      <text:p text:style-name="P98"><text:span text:style-name="T31">Déclarer</text:span> un tableau : $tableau = array(«Vert», «Jaune») ;</text:p>
      <text:p text:style-name="P98"/>
      <text:p text:style-name="P98">/!\ <text:span text:style-name="T70">Depuis la version 5.4 il existe la syntaxe : </text:span></text:p>
      <text:p text:style-name="P103">$tableau = [<text:span text:style-name="T71">«Vert», «Jaune»</text:span>] ;</text:p>
      <text:p text:style-name="P98"/>
      <text:p text:style-name="P98"><text:span text:style-name="T31">Accéder</text:span> à un élément du tableau : $tableau[0] ; //affichera Vert </text:p>
      <text:p text:style-name="P98"/>
      <text:p text:style-name="P99"><text:span text:style-name="T31">Modifier </text:span><text:span text:style-name="T2">un élément</text:span><text:span text:style-name="T1"> </text:span>d’un tableau : $tableau[0] = «Rose» ; <text:s/>// Vert deviendra Rose</text:p>
      <text:p text:style-name="P99"/>
      <text:p text:style-name="P102"><text:span text:style-name="T34">Supprimer</text:span><text:span text:style-name="T45"> un élément d’un tableau : unset($tableau[1]) ; //Jaune est supprimé <text:s text:c="2"/></text:span></text:p>
      <text:p text:style-name="P102"/>
      <text:p text:style-name="P102"/>
      <text:p text:style-name="P102"/>
      <text:p text:style-name="P102"/>
      <text:p text:style-name="P93">Les tableaux <text:span text:style-name="T69">associatifs </text:span>:<text:span text:style-name="T72"> </text:span><text:span text:style-name="T73">une clé associée à une valeur</text:span></text:p>
      <text:p text:style-name="P93"/>
      <text:p text:style-name="P80">$recettes = array (« <text:span text:style-name="T74">cafeLong » =&gt; array ( </text:span></text:p>
      <text:p text:style-name="P80"><text:tab/><text:tab/><text:tab/><text:tab/><text:tab/><text:tab/> <text:s text:c="6"/>« <text:span text:style-name="T74">Cafe » =&gt; 2,</text:span></text:p>
      <text:p text:style-name="P80"><text:tab/><text:tab/><text:tab/><text:tab/><text:tab/><text:tab/> <text:s text:c="6"/>« <text:span text:style-name="T74">Eau » =&gt; 3) ,</text:span></text:p>
      <text:p text:style-name="P80"><text:tab/><text:tab/><text:tab/>« <text:span text:style-name="T74">latte » =&gt; array (</text:span></text:p>
      <text:p text:style-name="P80"><text:tab/><text:tab/><text:tab/><text:tab/><text:tab/><text:tab/> <text:s text:c="6"/>« <text:span text:style-name="T74">Cafe » =&gt; 1,</text:span></text:p>
      <text:p text:style-name="P80"><text:tab/><text:tab/><text:tab/><text:tab/><text:tab/><text:tab/> <text:s text:c="6"/>« <text:span text:style-name="T74">Eau » =&gt; 2,</text:span></text:p>
      <text:p text:style-name="P80"><text:tab/><text:tab/><text:tab/><text:tab/><text:tab/><text:tab/> <text:s text:c="6"/>« <text:span text:style-name="T74">Lait » =&gt; 4)</text:span></text:p>
      <text:p text:style-name="P80"><text:tab/><text:tab/><text:tab/><text:span text:style-name="T74">) ;</text:span></text:p>
      <text:p text:style-name="P48"/>
      <text:p text:style-name="P48"/>
      <text:p text:style-name="P48"/>
      <text:p text:style-name="P48"/>
      <text:p text:style-name="P88"><text:soft-page-break/>Nouvelle syntaxe depuis version 5.4 :</text:p>
      <text:p text:style-name="P81"/>
      <text:p text:style-name="P81">$recettes = <text:span text:style-name="T75">[ </text:span>« <text:span text:style-name="T74">cafeLong » =&gt; [ </text:span></text:p>
      <text:p text:style-name="P81"><text:tab/><text:tab/><text:tab/><text:tab/><text:tab/><text:tab/> <text:s text:c="6"/>« <text:span text:style-name="T74">Cafe » =&gt; 2,</text:span></text:p>
      <text:p text:style-name="P81"><text:tab/><text:tab/><text:tab/><text:tab/><text:tab/><text:tab/> <text:s text:c="6"/>« <text:span text:style-name="T74">Eau » =&gt; 3] ,</text:span></text:p>
      <text:p text:style-name="P81"><text:tab/><text:tab/><text:tab/>« <text:span text:style-name="T74">latte » =&gt; [</text:span></text:p>
      <text:p text:style-name="P81"><text:tab/><text:tab/><text:tab/><text:tab/><text:tab/><text:tab/> <text:s text:c="6"/>« <text:span text:style-name="T74">Cafe » =&gt; 1,</text:span></text:p>
      <text:p text:style-name="P81"><text:tab/><text:tab/><text:tab/><text:tab/><text:tab/><text:tab/> <text:s text:c="6"/>« <text:span text:style-name="T74">Eau » =&gt; 2,</text:span></text:p>
      <text:p text:style-name="P81"><text:tab/><text:tab/><text:tab/><text:tab/><text:tab/><text:tab/> <text:s text:c="6"/>« <text:span text:style-name="T74">Lait » =&gt; 4]</text:span></text:p>
      <text:p text:style-name="P81"><text:tab/><text:tab/><text:tab/><text:span text:style-name="T75">] ;</text:span></text:p>
      <text:p text:style-name="P48"/>
      <text:p text:style-name="P54"><text:span text:style-name="T31">Boucle foreach sur un tableau associatif </text:span>: afficher la clé et la valeur de chaque éléments</text:p>
      <text:p text:style-name="P54"/>
      <text:p text:style-name="P55"><text:tab/>foreach ($tableauIngredients as $key =&gt; $unElement) {</text:p>
      <text:p text:style-name="P55"><text:tab/><text:tab/> <text:tab/>echo $key." * " .$unElement." ";<text:tab/></text:p>
      <text:p text:style-name="P55"><text:tab/><text:tab/> };</text:p>
      <text:p text:style-name="P55">résultat : cafe * 2 <text:s/>eau * 3…</text:p>
      <text:p text:style-name="P55"/>
      <text:p text:style-name="P48"/>
      <text:p text:style-name="P92">Les <text:span text:style-name="T46">boucles</text:span> :</text:p>
      <text:p text:style-name="P48"/>
      <text:p text:style-name="P68">« <text:span text:style-name="T47">for</text:span> » : <text:s/></text:p>
      <text:p text:style-name="P28"><text:tab/><text:span text:style-name="T48">for ($i = 0 ; $i &lt; 10 ; $i++) {</text:span></text:p>
      <text:p text:style-name="P28"><text:tab/><text:tab/><text:span text:style-name="T48">echo $i ;</text:span></text:p>
      <text:p text:style-name="P28"><text:tab/><text:span text:style-name="T49">} </text:span></text:p>
      <text:p text:style-name="P30"/>
      <text:p text:style-name="P69">« <text:span text:style-name="T47">foreach </text:span>» : <text:s/></text:p>
      <text:p text:style-name="P29"><text:tab/><text:span text:style-name="T50">foreach ($mesNombres as $unNombre) {</text:span></text:p>
      <text:p text:style-name="P29"><text:tab/><text:tab/><text:span text:style-name="T50">echo $unNombre ;</text:span></text:p>
      <text:p text:style-name="P29"><text:tab/><text:span text:style-name="T50">}</text:span></text:p>
      <text:p text:style-name="P30"/>
      <text:p text:style-name="P58">« <text:span text:style-name="T51">while </text:span>» : <text:s/></text:p>
      <text:p text:style-name="P31"><text:tab/>while (condition à respecter) {</text:p>
      <text:p text:style-name="P31"><text:tab/><text:tab/>commandes à répéter ;</text:p>
      <text:p text:style-name="P31"><text:tab/>}</text:p>
      <text:p text:style-name="P31"/>
      <text:p text:style-name="P31"/>
      <text:p text:style-name="P31"/>
      <text:p text:style-name="P59">« <text:span text:style-name="T51">while...endwhile </text:span>» : <text:s/></text:p>
      <text:p text:style-name="P32"><text:tab/>while (condition à respecter) :</text:p>
      <text:p text:style-name="P32"><text:tab/><text:tab/>commandes à répéter ;</text:p>
      <text:p text:style-name="P32"><text:tab/><text:span text:style-name="T53">endwhile ;</text:span></text:p>
      <text:p text:style-name="P32"/>
      <text:p text:style-name="P32"/>
      <text:p text:style-name="P60">« <text:span text:style-name="T52">do...while </text:span>» : <text:s/><text:span text:style-name="T3">Vérifier la condition après chaque itération, le code sera donc exécuté au moins une fois</text:span></text:p>
      <text:p text:style-name="P60"><text:span text:style-name="T3"><text:tab/></text:span><text:span text:style-name="T4">$nb=0 ;</text:span></text:p>
      <text:p text:style-name="P33"><text:tab/>do {</text:p>
      <text:p text:style-name="P33"><text:tab/><text:tab/>$nb++ ;</text:p>
      <text:p text:style-name="P33"><text:tab/><text:tab/>echo $nb ;</text:p>
      <text:p text:style-name="P33"><text:tab/>} while ($nb&lt;10) ;</text:p>
      <text:p text:style-name="P48"><text:soft-page-break/></text:p>
      <text:p text:style-name="P96"><text:span text:style-name="T77">Les </text:span><text:span text:style-name="T78">fonctions pour les chaînes de caractères</text:span><text:span text:style-name="T77"> :</text:span></text:p>
      <text:p text:style-name="P48"/>
      <text:p text:style-name="P46"><text:span text:style-name="T31">round (chiffre, nbdécimal) :</text:span> arrondir les nombre décimaux</text:p>
      <text:p text:style-name="P46"/>
      <text:p text:style-name="P47"><text:span text:style-name="T31">M_PI </text:span>: valeur de PI </text:p>
      <text:p text:style-name="P47"/>
      <text:p text:style-name="P61">rand (min, max) <text:span text:style-name="T1">: retourne un nombre aléatoire entre le min et le max</text:span></text:p>
      <text:p text:style-name="P34"/>
      <text:p text:style-name="P52"><text:span text:style-name="T31">strlen («</text:span><text:span text:style-name="T35">Marion»</text:span><text:span text:style-name="T31"> ) : </text:span>calcul le nombre de caractères d’<text:span text:style-name="T64">une chaîne de caractères</text:span></text:p>
      <text:p text:style-name="P52"/>
      <text:p text:style-name="P53"><text:span text:style-name="T31">substr ($laChaine, position du 1</text:span><text:span text:style-name="T65">er</text:span><text:span text:style-name="T31"> caractère, nb caractères à extraire)</text:span> : permet d’extraire une partie de la chaîne de caractères</text:p>
      <text:p text:style-name="P52"/>
      <text:p text:style-name="P75">strtoupper ($chaine) : <text:span text:style-name="T1">transformer en majuscule la chaîne de caractères</text:span> </text:p>
      <text:p text:style-name="P52"/>
      <text:p text:style-name="P76">strto<text:span text:style-name="T66">lower</text:span> ($chaine) : <text:span text:style-name="T1">transformer en m</text:span><text:span text:style-name="T12">inuscule</text:span><text:span text:style-name="T1"> la chaîne de caractères</text:span> </text:p>
      <text:p text:style-name="P35"/>
      <text:p text:style-name="P56"><text:span text:style-name="T30">strpos (</text:span><text:span text:style-name="T40">$</text:span><text:span text:style-name="T30">chaine, élément recherché) : </text:span><text:span text:style-name="T1">recherche un extrait dans une cha</text:span><text:span text:style-name="T67">î</text:span><text:span text:style-name="T1">ne de caractères. La fonction retourne comme résultat la position du premier caractère de l'extrait trouvé </text:span><text:span text:style-name="T68">ou faux si ce n’est pas trouvé</text:span></text:p>
      <text:p text:style-name="P34"/>
      <text:p text:style-name="P34"/>
      <text:p text:style-name="P94">Les fonctions de tableaux :</text:p>
      <text:p text:style-name="P34"/>
      <text:p text:style-name="P62">arra<text:span text:style-name="T54">y</text:span>_push ($monTableau, « à ajouter ») <text:span text:style-name="T1">: ajouter un élément à la fin du tableau</text:span></text:p>
      <text:p text:style-name="P34"/>
      <text:p text:style-name="P63"><text:span text:style-name="T55">count </text:span>($monTableau)<text:span text:style-name="T1"> : </text:span><text:span text:style-name="T5">retourne le nombre d’éléments d’un tableau</text:span></text:p>
      <text:p text:style-name="P37"/>
      <text:p text:style-name="P64"><text:span text:style-name="T55">s</text:span>ort ($monTableau)<text:span text:style-name="T1"> : trier les éléments d’un tableau et retourne vrai ou faux(en cas d’échec) </text:span></text:p>
      <text:p text:style-name="P38"/>
      <text:p text:style-name="P65"><text:span text:style-name="T58">ts</text:span>ort ($monTableau)<text:span text:style-name="T1"> : trier les éléments d’un tableau </text:span><text:span text:style-name="T8">dans l’ordre inverse</text:span><text:span text:style-name="T1"> et retourne vrai ou faux(en cas d’échec) </text:span></text:p>
      <text:p text:style-name="P36"/>
      <text:p text:style-name="P70">join (« Séparateur », $mon<text:span text:style-name="T56">T</text:span>ableau<text:span text:style-name="T57">)</text:span><text:span text:style-name="T6"> : </text:span><text:span text:style-name="T7">Créer une chaîne de caractères avec les éléments d’un tableau avec la possibilité de choisir le type de séparateur entre les </text:span><text:span text:style-name="T9">éléments</text:span></text:p>
      <text:p text:style-name="P39"/>
      <text:p text:style-name="P40"/>
      <text:p text:style-name="P71"><text:span text:style-name="T60">Syntaxe d’une fonction</text:span><text:span text:style-name="T59"> :</text:span><text:span text:style-name="T6"> </text:span></text:p>
      <text:p text:style-name="P34"/>
      <text:p text:style-name="P61"><text:span text:style-name="T1"><text:tab/></text:span><text:span text:style-name="T10">function nomFonction (paramètre) {</text:span></text:p>
      <text:p text:style-name="P41"><text:tab/><text:tab/>instructions ;</text:p>
      <text:p text:style-name="P41"><text:tab/>}</text:p>
      <text:p text:style-name="P42"/>
      <text:p text:style-name="P42">A noter, le nom des fonctions est insensible à la casse.</text:p>
      <text:p text:style-name="P42"/>
      <text:p text:style-name="P86">Return : <text:span text:style-name="T11">retourne un résultat mais ne l’affiche pas</text:span></text:p>
      <text:p text:style-name="P78"/>
      <text:p text:style-name="P79">Séparer un maximum les fonctions du HTML, c’est à dire utiliser un maximum de « return » dans les fonctions. </text:p>
      <text:p text:style-name="P79"><text:soft-page-break/>Utiliser des variables pour stocker les résultats des fonctions puis dans le HTML faire uniquement l’echo de cette variable.</text:p>
      <text:p text:style-name="P79"/>
      <text:p text:style-name="P89">Exemple : </text:p>
      <text:p text:style-name="P79"><text:tab/>function preparer($tableauIngredients) { </text:p>
      <text:p text:style-name="P79"><text:tab/><text:tab/>$liste="";</text:p>
      <text:p text:style-name="P79"><text:tab/><text:tab/>foreach ($tableauIngredients as $key =&gt; $unElement) {</text:p>
      <text:p text:style-name="P79"><text:tab/><text:tab/> <text:tab/>$liste = $liste . "&lt;li&gt;".$key." * " .$unElement."&lt;/li&gt;";<text:tab/></text:p>
      <text:p text:style-name="P79"><text:tab/><text:tab/> };</text:p>
      <text:p text:style-name="P79"><text:tab/><text:tab/> return $liste;</text:p>
      <text:p text:style-name="P79"><text:tab/>}</text:p>
      <text:p text:style-name="P34"><text:s/></text:p>
      <text:p text:style-name="P34"/>
      <text:p text:style-name="P74"><text:span text:style-name="T63">Scopes</text:span><text:span text:style-name="T59"> :</text:span></text:p>
      <text:p text:style-name="P95"/>
      <text:p text:style-name="P85"><text:span text:style-name="T80">L</text:span><text:span text:style-name="T79">es variables dans une fonctions ne sont pas connues dans le reste du programme.</text:span></text:p>
      <text:p text:style-name="P82">Les variables dans le programme ne sont pas connues dans une fonction.</text:p>
      <text:p text:style-name="P82"/>
      <text:p text:style-name="P82">Dans une fonction, pour lui permettre de connaître une variable globale : </text:p>
      <text:p text:style-name="P82"/>
      <text:p text:style-name="P85"><text:span text:style-name="T79"><text:tab/></text:span><text:span text:style-name="T81">$recettes = [….] ;</text:span></text:p>
      <text:p text:style-name="P82"><text:tab/>function $nomFonction ($parametre) {</text:p>
      <text:p text:style-name="P85"><text:span text:style-name="T79"><text:tab/><text:tab/></text:span><text:span text:style-name="T41">global</text:span><text:span text:style-name="T79"> $recettes ;</text:span></text:p>
      <text:p text:style-name="P83"><text:tab/><text:tab/>echo $recettes ; //affichera bien le tableau car maintenant il le connaît</text:p>
      <text:p text:style-name="P84"><text:tab/>}</text:p>
      <text:p text:style-name="P95"/>
      <text:p text:style-name="P72"><text:span text:style-name="T61">Fonctions PHP</text:span><text:span text:style-name="T59"> :</text:span><text:span text:style-name="T6"> </text:span></text:p>
      <text:p text:style-name="P48"/>
      <text:p text:style-name="P113">Pour modifier une variable avec une fonction, il faut ajouter un « &amp; » <text:span text:style-name="T103">devant le paramètre (lors qu’on crée la fonction)</text:span>. Exemple :</text:p>
      <text:p text:style-name="P113"><text:tab/></text:p>
      <text:p text:style-name="P113"><text:tab/>function majStock($tableauIngredients, &amp;$tableauStock){</text:p>
      <text:p text:style-name="P113"><text:tab/><text:tab/>foreach ($tableauIngredients as $keyRecette =&gt; $valueRecette) {</text:p>
      <text:p text:style-name="P113"><text:tab/><text:tab/><text:tab/>foreach ($tableauStock as $keyStock =&gt; $valueStock) {</text:p>
      <text:p text:style-name="P113"><text:tab/><text:tab/><text:tab/><text:tab/>if ($keyRecette == $keyStock) {</text:p>
      <text:p text:style-name="P113"><text:tab/><text:tab/><text:tab/><text:tab/><text:tab/>$tableauStock[$keyStock] = $tableauStock[$keyStock] - <text:tab/>$valueRecette;</text:p>
      <text:p text:style-name="P113"><text:tab/><text:tab/><text:tab/><text:tab/>}</text:p>
      <text:p text:style-name="P113"><text:tab/><text:tab/><text:tab/><text:tab/>else {</text:p>
      <text:p text:style-name="P113"><text:tab/><text:tab/><text:tab/><text:tab/><text:tab/>$valueStock = $valueStock;</text:p>
      <text:p text:style-name="P113"><text:tab/><text:tab/><text:tab/><text:tab/>}</text:p>
      <text:p text:style-name="P113"><text:tab/><text:tab/><text:tab/>}</text:p>
      <text:p text:style-name="P113"><text:tab/><text:tab/>}</text:p>
      <text:p text:style-name="P113"><text:tab/>}</text:p>
      <text:p text:style-name="P66"/>
      <text:p text:style-name="P48"/>
      <text:p text:style-name="P73"><text:span text:style-name="T62">DEBUGUER</text:span><text:span text:style-name="T59"> :</text:span><text:span text:style-name="T6"> </text:span></text:p>
      <text:p text:style-name="P104"/>
      <text:p text:style-name="P105"><text:span text:style-name="T31">var_dump($tableau ou $variable)</text:span> : permet d’afficher la structure et les informations du tableau par exemple</text:p>
      <text:p text:style-name="P105"/>
      <text:p text:style-name="P105"><text:soft-page-break/><text:span text:style-name="T31">print_r ($tableau ou $variable)</text:span> : permet d’afficher les informations sur un tableau, par exemple, mais moins précis que var_dump</text:p>
      <text:p text:style-name="P105"/>
      <text:p text:style-name="P105"><text:span text:style-name="T76">Consulter le fichier « </text:span><text:span text:style-name="T36">PHP error log</text:span><text:span text:style-name="T76"> » : journal des erreurs rencontrées sur le programme, disponible dans wamp / PHP / PHP ERROR LOG</text:span> </text:p>
      <text:p text:style-name="P105"/>
      <text:p text:style-name="P106"/>
      <text:p text:style-name="P112">Fonctions</text:p>
      <text:p text:style-name="P106"/>
      <text:p text:style-name="P20"><text:span text:style-name="T83">date ( ): </text:span><text:span text:style-name="T84">Retourne la date et l’heure locale avec la forme demandée dans les paramètres de la fonction </text:span></text:p>
      <text:p text:style-name="P109"><text:span text:style-name="T84">Ressources: </text:span><text:span text:style-name="T92"><text:s/></text:span><text:a xlink:type="simple" xlink:href="http://php.net/manual/fr/function.date.php" text:style-name="Internet_20_link" text:visited-style-name="Visited_20_Internet_20_Link">http://php.net/manual/fr/function.date.php</text:a></text:p>
      <text:p text:style-name="P110"><text:tab/>Ex: date("l j F Y")</text:p>
      <text:p text:style-name="P110"><text:tab/>«l» permet d’afficher le jour (Monday), </text:p>
      <text:p text:style-name="P110"><text:tab/>«j» jour du mois de 1 à 31), </text:p>
      <text:p text:style-name="P110"><text:tab/>«F» le mois (de Janvier à Décembre),</text:p>
      <text:p text:style-name="P110"><text:tab/>«Y» l’année format 4 chiffres</text:p>
      <text:p text:style-name="P111"/>
      <text:p text:style-name="P111"/>
      <text:p text:style-name="P20"><text:span text:style-name="T83">getdate ( ): </text:span><text:span text:style-name="T84">Retourne un tableau contenant les informations sur la date. Pour afficher des informations sur la date il faut accéder aux clés du tableau </text:span></text:p>
      <text:p text:style-name="P109"><text:span text:style-name="T84"><text:tab/></text:span><text:span text:style-name="T85">Ex: afficher le jour → $date=getdate(); <text:s text:c="2"/>echo $date["mday"] ; → affiche « Monday »</text:span></text:p>
      <text:p text:style-name="P21"><text:tab/></text:p>
      <text:p text:style-name="P21"/>
      <text:p text:style-name="P20"><text:span text:style-name="T83">time (): </text:span><text:span text:style-name="T84">Retourne l’heure courant mesurée en secondes depuis le début de l’époque UNIX (1</text:span><text:span text:style-name="T93">er</text:span><text:span text:style-name="T84"> janvier 1970)</text:span></text:p>
      <text:p text:style-name="P25"/>
      <text:p text:style-name="P25"/>
      <text:p text:style-name="P20"><text:span text:style-name="T82">strftime ( ): </text:span><text:span text:style-name="T84">Retourne la date l’heure mais il est possible de choisir la langue à utiliser avec setlocale().</text:span></text:p>
      <text:p text:style-name="P109"><text:span text:style-name="T84"><text:tab/></text:span><text:span text:style-name="T86">Ex : </text:span><text:span text:style-name="T85">setlocale(LC_TIME, 'fra_fra') ;</text:span></text:p>
      <text:p text:style-name="P110"><text:tab/>echo strftime('%A %d %B %Y, %H:%M'); → lundi 18 décembre 2017, 12 :05</text:p>
      <text:p text:style-name="P24"/>
      <text:p text:style-name="P25"/>
      <text:p text:style-name="P22">include() : Permet de faire le lien avec un fichier php </text:p>
      <text:p text:style-name="P3"><text:span text:style-name="T87"><text:tab/></text:span><text:span text:style-name="T88">Ex : &lt;?php include « fonctions.php » ;?&gt;</text:span></text:p>
      <text:p text:style-name="P27"/>
      <text:p text:style-name="P15"><text:span text:style-name="T89">trim(</text:span><text:span text:style-name="T90">$variable</text:span><text:span text:style-name="T89">) : </text:span><text:span text:style-name="T91">Supprime les espaces (ou autres caractères) en début et fin de chaîne </text:span></text:p>
      <text:p text:style-name="P21"/>
      <text:p text:style-name="P23"/>
      <text:p text:style-name="P15"><text:span text:style-name="T89">ltrim(</text:span><text:span text:style-name="T90">$variable</text:span><text:span text:style-name="T89">) : </text:span><text:span text:style-name="T91">Supprime les espaces (ou autres caractères) au début d’une chaîne </text:span></text:p>
      <text:p text:style-name="P26"/>
      <text:p text:style-name="P26"/>
      <text:p text:style-name="P15"><text:span text:style-name="T89">rtrim(</text:span><text:span text:style-name="T90">$variable</text:span><text:span text:style-name="T89">) </text:span><text:span text:style-name="T91">: Supprime les espaces (ou autres caractères) à la fin d’une chaîne </text:span></text:p>
      <text:p text:style-name="P2"/>
      <text:p text:style-name="P2"/>
      <text:p text:style-name="P4"><text:span text:style-name="T31">strlen(</text:span><text:span text:style-name="T37">$variable</text:span><text:span text:style-name="T31">) :</text:span> Retourne le nombre de caractères d’une chaîne de caractères</text:p>
      <text:p text:style-name="P4"/>
      <text:p text:style-name="P4"/>
      <text:p text:style-name="P4"><text:span text:style-name="T31">strtoupper(</text:span><text:span text:style-name="T37">$variable</text:span><text:span text:style-name="T31">) : </text:span>Transforme en majuscule la chaîne de caractères </text:p>
      <text:p text:style-name="P4"/>
      <text:p text:style-name="P4"/>
      <text:p text:style-name="P5"><text:span text:style-name="T31">strtolower($variable) : </text:span>Transforme en minuscule la chaîne de caractères</text:p>
      <text:p text:style-name="P5"/>
      <text:p text:style-name="P5"/>
      <text:p text:style-name="P6"><text:span text:style-name="T31">ucfirst </text:span><text:span text:style-name="T38">($variable) </text:span><text:span text:style-name="T94">: Met le premier caractère d’une chaîne de caractères en majuscule</text:span></text:p>
      <text:p text:style-name="P6"/>
      <text:p text:style-name="P6"/>
      <text:p text:style-name="P7"><text:span text:style-name="T31">explode</text:span><text:span text:style-name="T39">(« Séparateur », $variable) :</text:span><text:span text:style-name="T95"> Coupe une chaîne en segments </text:span></text:p>
      <text:p text:style-name="P8"><text:soft-page-break/><text:tab/><text:span text:style-name="T16">Ex : $maVariable = « piece1 piece2 piece3 piece4 » ;</text:span></text:p>
      <text:p text:style-name="P16"><text:tab/>explode(« », $maVariable) ; </text:p>
      <text:p text:style-name="P8"><text:span text:style-name="T16"><text:tab/>e</text:span><text:span text:style-name="T17">cho </text:span><text:span text:style-name="T16">$maVariable[0] <text:s text:c="5"/>/// </text:span><text:span text:style-name="T17">affichera </text:span><text:span text:style-name="T16">piece1 ;</text:span></text:p>
      <text:p text:style-name="P6"/>
      <text:p text:style-name="P6"/>
      <text:p text:style-name="P9"><text:span text:style-name="T31">htmlspecialchars($variable) :</text:span> convertit les caractères spéciaux en un code spécifique </text:p>
      <text:p text:style-name="P9"><text:tab/><text:span text:style-name="T16">Ex : &amp; devient &amp;amp, <text:s text:c="2"/>&lt; devient &amp;lt ;</text:span></text:p>
      <text:p text:style-name="P17"/>
      <text:p text:style-name="P17"/>
      <text:p text:style-name="P10"><text:span text:style-name="T96">urlencode</text:span><text:span text:style-name="T97">($variable) :</text:span><text:span text:style-name="T18"> Encode une chaîne en URL</text:span></text:p>
      <text:p text:style-name="P18"/>
      <text:p text:style-name="P18"/>
      <text:p text:style-name="P11"><text:span text:style-name="T97">i</text:span><text:span text:style-name="T96">sset($variable) </text:span><text:span text:style-name="T22">: </text:span><text:span text:style-name="T19">Détermine si une variable est définie et est différente de NULL</text:span></text:p>
      <text:p text:style-name="P11"><text:span text:style-name="T19"><text:tab/>if (isset($_POST['boisson'])</text:span><text:span text:style-name="T20">) … </text:span><text:span text:style-name="T21">vérifie si le formulaire a été renseigné</text:span></text:p>
      <text:p text:style-name="P19"/>
      <text:p text:style-name="P19"/>
      <text:p text:style-name="P14"><text:span text:style-name="T31">empty($variable) </text:span>: Détermine si une variable est vide</text:p>
      <text:p text:style-name="P14"/>
      <text:p text:style-name="P14"/>
      <text:p text:style-name="P14"><text:span text:style-name="T98">$_SESSION</text:span> <text:span text:style-name="T99">= renvoi un tableau associatif des valeurs stockées dans les sessions (variable super globale)</text:span></text:p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, 'Source Sans Pro', Helvetica, Arial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1:09:07.836000000</meta:creation-date>
    <dc:date>2017-12-20T15:57:04.909000000</dc:date>
    <meta:editing-duration>PT8H49M13S</meta:editing-duration>
    <meta:editing-cycles>179</meta:editing-cycles>
    <meta:generator>LibreOffice/5.4.2.2$Windows_X86_64 LibreOffice_project/22b09f6418e8c2d508a9eaf86b2399209b0990f4</meta:generator>
    <meta:document-statistic meta:table-count="0" meta:image-count="0" meta:object-count="0" meta:page-count="8" meta:paragraph-count="203" meta:word-count="1457" meta:character-count="8423" meta:non-whitespace-character-count="6783"/>
  </office:meta>
</office:document-meta>
</file>